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0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con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ategoria</text:p>
          </table:table-cell>
          <table:table-cell office:value-type="string">
            <text:p>Livello</text:p>
          </table:table-cell>
          <table:table-cell office:value-type="string">
            <text:p>PercentualeSconto</text:p>
          </table:table-cell>
          <table:table-cell office:value-type="string">
            <text:p>TettoMax</text:p>
          </table:table-cell>
        </table:table-row>
        <table:table-row table:style-name="ro1">
          <table:table-cell office:value-type="string">
            <text:p>Liste nozz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iste nozz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Liste nozz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Liste nozz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iste nozz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Liste nozz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Porcellan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orcellan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orcella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rcellan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orcellan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Pentolam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entolam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entolam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entolame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entolam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entolam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Tovagli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ovagli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ovagli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Tavola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Tavol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avol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avola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Tavol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</table:table-row>
        <table:table-row table:style-name="ro1">
          <table:table-cell office:value-type="string">
            <text:p>Paralumi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alumi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Paralumi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aralumi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Paralumi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Paralumi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percentage-style style:name="N124">
      <number:number number:decimal-places="1" number:min-integer-digits="1"/>
      <number:text>%</number:text>
    </number:percentage-style>
    <number:number-style style:name="N125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01:28.570880521</meta:creation-date>
    <dc:date>2015-06-19T14:20:58</dc:date>
    <meta:editing-duration>PT6M8S</meta:editing-duration>
    <meta:editing-cycles>5</meta:editing-cycles>
    <meta:generator>LibreOffice/3.5$Linux_X86_64 LibreOffice_project/350m1$Build-2</meta:generator>
    <dc:creator>POLONIO [IN2]</dc:creator>
    <meta:document-statistic meta:table-count="1" meta:cell-count="128" meta:object-count="0"/>
  </office:meta>
</office:document-meta>
</file>